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99cm" fo:min-width="0.718cm"/>
      <style:paragraph-properties style:writing-mode="lr-tb"/>
    </style:style>
    <style:style style:name="gr5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6" style:family="graphic" style:parent-style-name="standard">
      <style:graphic-properties svg:stroke-color="#999999" draw:fill-color="#eeeeee" draw:textarea-horizontal-align="justify" draw:textarea-vertical-align="middle" draw:auto-grow-height="false" fo:min-height="0.25cm" fo:min-width="2.25cm"/>
      <style:paragraph-properties style:writing-mode="lr-tb"/>
    </style:style>
    <style:style style:name="gr7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0.999cm" fo:min-width="0.718cm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16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1cm" fo:min-width="0.714cm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8cm"/>
      <style:paragraph-properties style:writing-mode="lr-tb"/>
    </style:style>
    <style:style style:name="gr23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1cm" fo:min-width="0.719cm"/>
      <style:paragraph-properties style:writing-mode="lr-tb"/>
    </style:style>
    <style:style style:name="gr24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0.999cm" fo:min-width="0.714cm"/>
      <style:paragraph-properties style:writing-mode="lr-tb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0pt" style:font-size-asian="10pt" style:font-size-complex="10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/>
    </style:style>
    <style:style style:name="P4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style:font-size-asian="6pt" style:font-size-complex="6pt"/>
    </style:style>
    <style:style style:name="P5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 fo:letter-spacing="-0.03cm" style:font-size-asian="7pt" style:font-size-complex="7pt"/>
    </style:style>
    <style:style style:name="P6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/>
    </style:style>
    <style:style style:name="P7" style:family="paragraph">
      <style:paragraph-properties fo:text-align="center" style:writing-mode="lr-tb"/>
      <style:text-properties fo:color="#111111" loext:opacity="100%" fo:font-size="10pt"/>
    </style:style>
    <style:style style:name="P8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fo:font-size="10pt"/>
    </style:style>
    <style:style style:name="P9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/>
    </style:style>
    <style:style style:name="P10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normal"/>
    </style:style>
    <style:style style:name="P11" style:family="paragraph">
      <style:paragraph-properties fo:text-align="center" style:writing-mode="lr-tb"/>
      <style:text-properties fo:color="#111111" loext:opacity="100%" style:font-name="Hack Nerd Font Mono1" fo:font-size="9pt" style:font-size-asian="14pt" style:font-size-complex="14pt"/>
    </style:style>
    <style:style style:name="P1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 style:font-size-asian="14pt" style:font-size-complex="14pt"/>
    </style:style>
    <style:style style:name="P13" style:family="paragraph">
      <style:paragraph-properties fo:text-align="center" style:writing-mode="lr-tb"/>
      <style:text-properties fo:color="#111111" loext:opacity="100%" style:font-name="Hack Nerd Font Mono1" fo:font-size="9pt" style:font-size-asian="10pt" style:font-size-complex="10pt"/>
    </style:style>
    <style:style style:name="P14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 style:font-size-asian="10pt" style:font-size-complex="10pt"/>
    </style:style>
    <style:style style:name="P15" style:family="paragraph">
      <style:paragraph-properties fo:text-align="center" style:writing-mode="lr-tb"/>
      <style:text-properties fo:color="#111111" loext:opacity="100%" style:font-name="Hack Nerd Font Mono1" fo:font-size="14pt"/>
    </style:style>
    <style:style style:name="P16" style:family="paragraph">
      <style:paragraph-properties fo:text-align="center" style:writing-mode="lr-tb"/>
      <style:text-properties fo:color="#111111" loext:opacity="100%" style:font-name="Hack Nerd Font Mono1" fo:font-size="9pt" style:font-size-asian="6pt" style:font-size-complex="6pt"/>
    </style:style>
    <style:style style:name="P17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 style:font-size-asian="6pt" style:font-size-complex="6pt"/>
    </style:style>
    <style:style style:name="P18" style:family="paragraph">
      <style:paragraph-properties fo:text-align="center" style:writing-mode="lr-tb"/>
      <style:text-properties fo:color="#111111" loext:opacity="100%" style:font-name="Hack Nerd Font Mono1" fo:font-size="14pt" fo:letter-spacing="-0.03cm" style:font-size-asian="7pt" style:font-size-complex="7pt"/>
    </style:style>
    <style:style style:name="P19" style:family="paragraph">
      <style:paragraph-properties fo:text-align="center" style:writing-mode="lr-tb"/>
      <style:text-properties fo:color="#111111" loext:opacity="100%" style:font-name="Hack Nerd Font Mono1" fo:font-size="9pt"/>
    </style:style>
    <style:style style:name="P20" style:family="paragraph">
      <style:paragraph-properties fo:text-align="center" style:writing-mode="lr-tb"/>
      <style:text-properties fo:color="#111111" loext:opacity="100%" style:font-name="Hack Nerd Font Mono1" fo:font-size="14pt" style:font-size-asian="14pt" style:font-size-complex="14pt"/>
    </style:style>
    <style:style style:name="P21" style:family="paragraph">
      <style:paragraph-properties fo:text-align="center" style:writing-mode="lr-tb"/>
      <style:text-properties fo:color="#111111" loext:opacity="100%" style:font-name="Hack Nerd Font Mono1" fo:font-size="7pt"/>
    </style:style>
    <style:style style:name="P2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7pt"/>
    </style:style>
    <style:style style:name="P23" style:family="paragraph">
      <style:paragraph-properties fo:text-align="center" style:writing-mode="lr-tb"/>
      <style:text-properties fo:color="#111111" loext:opacity="100%" style:font-name="Hack Nerd Font Mono1" fo:font-size="6pt"/>
    </style:style>
    <style:style style:name="P24" style:family="paragraph">
      <style:paragraph-properties fo:text-align="center" style:writing-mode="lr-tb"/>
      <style:text-properties fo:color="#111111" loext:opacity="100%" style:font-name="Hack Nerd Font Mono1" fo:font-size="6pt" fo:letter-spacing="-0.03cm"/>
    </style:style>
    <style:style style:name="P25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-0.03cm"/>
    </style:style>
    <style:style style:name="P26" style:family="paragraph">
      <style:paragraph-properties fo:text-align="center" style:writing-mode="lr-tb"/>
      <style:text-properties fo:color="#111111" loext:opacity="100%" style:font-name="Hack Nerd Font Mono1" fo:font-size="8pt"/>
    </style:style>
    <style:style style:name="P27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8pt"/>
    </style:style>
    <style:style style:name="P28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6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0pt" style:font-size-asian="6pt" style:font-size-complex="6pt"/>
    </style:style>
    <style:style style:name="P30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0pt" style:font-size-asian="6pt" style:font-size-complex="6pt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0pt"/>
    </style:style>
    <style:style style:name="P32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0pt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4pt"/>
    </style:style>
    <style:style style:name="P34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4pt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4pt" fo:letter-spacing="-0.03cm" style:font-size-asian="7pt" style:font-size-complex="7pt"/>
    </style:style>
    <style:style style:name="P36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4pt" fo:letter-spacing="-0.03cm" style:font-size-asian="7pt" style:font-size-complex="7pt"/>
    </style:style>
    <style:style style:name="P37" style:family="paragraph">
      <style:paragraph-properties fo:text-align="center" style:writing-mode="lr-tb"/>
      <style:text-properties fo:color="#111111" loext:opacity="100%" style:font-name="Hack Nerd Font Mono1" fo:font-size="8pt" fo:letter-spacing="normal"/>
    </style:style>
    <style:style style:name="P38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8pt" fo:letter-spacing="normal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8pt"/>
    </style:style>
    <style:style style:name="P40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8pt"/>
    </style:style>
    <style:style style:name="P41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-0.03cm"/>
    </style:style>
    <style:style style:name="P42" style:family="paragraph">
      <style:paragraph-properties fo:text-align="center" style:writing-mode="lr-tb"/>
      <style:text-properties fo:color="#111111" loext:opacity="100%" style:font-name="Hack Nerd Font Mono1" fo:font-size="6pt" style:font-size-asian="14pt" style:font-size-complex="14pt"/>
    </style:style>
    <style:style style:name="P43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style:font-size-asian="14pt" style:font-size-complex="14pt"/>
    </style:style>
    <style:style style:name="P44" style:family="paragraph">
      <style:paragraph-properties fo:text-align="center" style:writing-mode="lr-tb"/>
      <style:text-properties fo:color="#111111" loext:opacity="100%" style:font-name="Hack Nerd Font Mono1" fo:font-size="6pt" fo:letter-spacing="normal" style:font-size-asian="10pt" style:font-size-complex="10pt"/>
    </style:style>
    <style:style style:name="P45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normal" style:font-size-asian="10pt" style:font-size-complex="10pt"/>
    </style:style>
    <style:style style:name="P46" style:family="paragraph">
      <style:paragraph-properties fo:text-align="center" style:writing-mode="lr-tb"/>
      <style:text-properties fo:color="#111111" loext:opacity="100%" style:font-name="Hack Nerd Font Mono1" fo:font-size="12pt"/>
    </style:style>
    <style:style style:name="P47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2pt"/>
    </style:style>
    <style:style style:name="P48" style:family="paragraph">
      <style:paragraph-properties fo:text-align="center" style:writing-mode="lr-tb"/>
      <style:text-properties fo:color="#111111" loext:opacity="100%" style:font-name="Hack Nerd Font Mono1" fo:font-size="10pt"/>
    </style:style>
    <style:style style:name="P49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0pt"/>
    </style:style>
    <style:style style:name="P50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10pt"/>
    </style:style>
    <style:style style:name="T1" style:family="text">
      <style:text-properties fo:color="#111111" loext:opacity="100%" fo:font-size="10pt"/>
    </style:style>
    <style:style style:name="T2" style:family="text">
      <style:text-properties fo:color="#111111" loext:opacity="100%" style:font-name="Hack Nerd Font Mono1" style:font-size-asian="14pt" style:font-size-complex="14pt"/>
    </style:style>
    <style:style style:name="T3" style:family="text">
      <style:text-properties fo:color="#111111" loext:opacity="100%" style:font-name="Hack Nerd Font Mono1" fo:font-size="9pt" fo:letter-spacing="-0.03cm" style:font-size-asian="10pt" style:font-size-complex="10pt"/>
    </style:style>
    <style:style style:name="T4" style:family="text">
      <style:text-properties fo:color="#111111" loext:opacity="100%" style:font-name="Hack Nerd Font Mono1" fo:font-size="14pt"/>
    </style:style>
    <style:style style:name="T5" style:family="text">
      <style:text-properties fo:color="#111111" loext:opacity="100%" style:font-name="Hack Nerd Font Mono1" fo:font-size="9pt" style:font-size-asian="6pt" style:font-size-complex="6pt"/>
    </style:style>
    <style:style style:name="T6" style:family="text">
      <style:text-properties fo:color="#111111" loext:opacity="100%" style:font-name="Hack Nerd Font Mono1" fo:font-size="14pt" fo:letter-spacing="-0.03cm" style:font-size-asian="7pt" style:font-size-complex="7pt"/>
    </style:style>
    <style:style style:name="T7" style:family="text">
      <style:text-properties fo:color="#111111" loext:opacity="100%" style:font-name="Hack Nerd Font Mono1" fo:font-size="9pt"/>
    </style:style>
    <style:style style:name="T8" style:family="text">
      <style:text-properties fo:color="#111111" loext:opacity="100%" style:font-name="Hack Nerd Font Mono1" fo:font-size="14pt" style:font-size-asian="14pt" style:font-size-complex="14pt"/>
    </style:style>
    <style:style style:name="T9" style:family="text">
      <style:text-properties fo:color="#111111" loext:opacity="100%" style:font-name="Hack Nerd Font Mono1"/>
    </style:style>
    <style:style style:name="T10" style:family="text">
      <style:text-properties fo:color="#111111" loext:opacity="100%" style:font-name="Hack Nerd Font Mono1" fo:font-size="7pt" fo:letter-spacing="-0.008cm"/>
    </style:style>
    <style:style style:name="T11" style:family="text">
      <style:text-properties fo:color="#111111" loext:opacity="100%" style:font-name="Hack Nerd Font Mono1" fo:font-size="7pt"/>
    </style:style>
    <style:style style:name="T12" style:family="text">
      <style:text-properties fo:color="#111111" loext:opacity="100%" style:font-name="Hack Nerd Font Mono1" fo:font-size="12pt" style:font-size-asian="12pt" style:font-size-complex="12pt"/>
    </style:style>
    <style:style style:name="T13" style:family="text">
      <style:text-properties fo:color="#111111" loext:opacity="100%" style:font-name="Hack Nerd Font Mono1" fo:font-size="7pt" fo:letter-spacing="-0.008cm" style:font-size-asian="7pt" style:font-size-complex="7pt"/>
    </style:style>
    <style:style style:name="T14" style:family="text">
      <style:text-properties fo:color="#111111" loext:opacity="100%" style:font-name="Hack Nerd Font Mono1" fo:font-size="7pt" fo:letter-spacing="-0.006cm"/>
    </style:style>
    <style:style style:name="T15" style:family="text">
      <style:text-properties fo:color="#111111" loext:opacity="100%" style:font-name="Hack Nerd Font Mono1" fo:font-size="12pt" fo:letter-spacing="-0.03cm" style:font-size-asian="12pt" style:font-size-complex="12pt"/>
    </style:style>
    <style:style style:name="T16" style:family="text">
      <style:text-properties fo:color="#111111" loext:opacity="100%" style:font-name="Hack Nerd Font Mono1" fo:font-size="6pt" fo:letter-spacing="-0.01cm" style:font-size-asian="6pt" style:font-size-complex="6pt"/>
    </style:style>
    <style:style style:name="T17" style:family="text">
      <style:text-properties fo:color="#111111" loext:opacity="100%" style:font-name="Hack Nerd Font Mono1" fo:font-size="8pt"/>
    </style:style>
    <style:style style:name="T18" style:family="text">
      <style:text-properties fo:color="#111111" loext:opacity="100%" style:font-name="Hack Nerd Font Mono1" fo:font-size="10pt" style:font-size-asian="6pt" style:font-size-complex="6pt"/>
    </style:style>
    <style:style style:name="T19" style:family="text">
      <style:text-properties fo:color="#111111" loext:opacity="100%" style:font-name="Hack Nerd Font Mono1" fo:font-size="10pt"/>
    </style:style>
    <style:style style:name="T20" style:family="text">
      <style:text-properties fo:font-variant="normal" fo:text-transform="none" fo:color="#111111" loext:opacity="100%" style:text-outline="false" style:text-line-through-style="none" style:text-line-through-type="none" style:font-name="Hack Nerd Font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111111" loext:opacity="100%" style:font-name="Hack Nerd Font Mono1" fo:font-size="14pt" fo:letter-spacing="-0.03cm" style:font-size-asian="6pt" style:font-size-complex="6pt"/>
    </style:style>
    <style:style style:name="T22" style:family="text">
      <style:text-properties fo:color="#111111" loext:opacity="100%" style:font-name="Hack Nerd Font Mono1" fo:font-size="8pt" fo:letter-spacing="normal"/>
    </style:style>
    <style:style style:name="T23" style:family="text">
      <style:text-properties fo:color="#111111" loext:opacity="100%" style:font-name="Hack Nerd Font Mono1" fo:font-size="6pt" style:font-size-asian="14pt" style:font-size-complex="14pt"/>
    </style:style>
    <style:style style:name="T24" style:family="text">
      <style:text-properties fo:color="#111111" loext:opacity="100%" style:font-name="Hack Nerd Font Mono1" fo:font-size="6pt" fo:letter-spacing="normal" style:font-size-asian="10pt" style:font-size-complex="10pt"/>
    </style:style>
    <style:style style:name="T25" style:family="text">
      <style:text-properties fo:color="#111111" loext:opacity="100%" style:font-name="Hack Nerd Font Mono1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3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3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3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3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3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3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3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3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3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78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Base" draw:style-name="dp1" draw:master-page-name="Default">
        <draw:custom-shape draw:style-name="gr1" draw:text-style-name="P12" draw:layer="layout" svg:width="1.214cm" svg:height="1.249cm" svg:x="6.75cm" svg:y="1.371cm">
          <text:p text:style-name="P11"><text:span text:style-name="T2">Bsp</text:span></text:p>
          <text:p text:style-name="P11"><text:span text:style-name="T2">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4" draw:layer="layout" svg:width="1.214cm" svg:height="1.249cm" svg:x="6.75cm" svg:y="2.759cm">
          <text:p text:style-name="P13"><text:span text:style-name="T3">T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 text:style-name="P15"><text:span text:style-name="T4">Z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1.214cm" svg:height="1.249cm" svg:x="1.27cm" svg:y="1.571cm">
          <text:p text:style-name="P16"><text:span text:style-name="T5">Esc</text:span></text:p>
          <text:p text:style-name="P16"><text:span text:style-name="T5">ln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 text:style-name="P15"><text:span text:style-name="T4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 text:style-name="P15"><text:span text:style-name="T4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 text:style-name="P15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 text:style-name="P15"><text:span text:style-name="T4">U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 text:style-name="P15"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 text:style-name="P15"><text:span text:style-name="T4">I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 text:style-name="P18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 text:style-name="P15"><text:span text:style-name="T4">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 text:style-name="P15"><text:span text:style-name="T4">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 text:style-name="P15"><text:span text:style-name="T4">X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27cm" svg:y="4.346cm">
          <text:p text:style-name="P19"><text:span text:style-name="T7">Al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 text:style-name="P20"><text:span text:style-name="T8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3cm" svg:y="1.17cm">
          <text:p text:style-name="P15"><text:span text:style-name="T4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3cm" svg:y="0.97cm">
          <text:p text:style-name="P15"><text:span text:style-name="T4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3cm" svg:y="1.17cm">
          <text:p text:style-name="P15"><text:span text:style-name="T4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1.571cm">
          <text:p text:style-name="P15"><text:span text:style-name="T9">F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 text:style-name="P15"><text:span text:style-name="T4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3cm" svg:y="2.558cm">
          <text:p text:style-name="P15"><text:span text:style-name="T4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3cm" svg:y="2.358cm">
          <text:p text:style-name="P15"><text:span text:style-name="T4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3cm" svg:y="2.558cm">
          <text:p text:style-name="P15"><text:span text:style-name="T4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 text:style-name="P15"><text:span text:style-name="T4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 text:style-name="P15"><text:span text:style-name="T4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3cm" svg:y="3.945cm">
          <text:p text:style-name="P15"><text:span text:style-name="T4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3cm" svg:y="3.745cm">
          <text:p text:style-name="P15"><text:span text:style-name="T4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3cm" svg:y="3.945cm">
          <text:p text:style-name="P15"><text:span text:style-name="T4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 text:style-name="P15"><text:span text:style-name="T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Base</text:span></text:p>
          <draw:enhanced-geometry svg:viewBox="0 0 21600 21600" draw:type="rectangle" draw:enhanced-path="M 0 0 L 21600 0 21600 21600 0 21600 0 0 Z N"/>
        </draw:custom-shape>
        <draw:custom-shape draw:style-name="gr1" draw:text-style-name="P22" draw:layer="layout" svg:width="1.214cm" svg:height="1.249cm" svg:x="7.329cm" svg:y="5.913cm">
          <text:p text:style-name="P21"><text:span text:style-name="T10">Space</text:span></text:p>
          <text:p text:style-name="P21"><text:span text:style-name="T11">Ctrl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 text:style-name="P23"><text:span text:style-name="T12">,</text:span></text:p>
          <text:p text:style-name="P23"><text:span text:style-name="T13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22" draw:layer="layout" svg:width="1.218cm" svg:height="1.249cm" svg:x="9.525cm" svg:y="5.913cm">
          <text:p text:style-name="P21"><text:span text:style-name="T14">Enter</text:span></text:p>
          <text:p text:style-name="P21"><text:span text:style-name="T11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5" draw:layer="layout" svg:width="1.219cm" svg:height="1.25cm" svg:x="10.878cm" svg:y="5.713cm">
          <text:p text:style-name="P24"><text:span text:style-name="T15">.</text:span></text:p>
          <text:p text:style-name="P24"><text:span text:style-name="T16">arrows</text:span></text:p>
          <draw:enhanced-geometry svg:viewBox="0 0 21600 21600" draw:mirror-horizontal="true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3cm" svg:y="1.17cm">
          <text:p text:style-name="P15"><text:span text:style-name="T4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3cm" svg:y="0.97cm">
          <text:p text:style-name="P15"><text:span text:style-name="T4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3cm" svg:y="1.17cm">
          <text:p text:style-name="P15"><text:span text:style-name="T4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 text:style-name="P15"><text:span text:style-name="T4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3cm" svg:y="2.558cm">
          <text:p text:style-name="P15"><text:span text:style-name="T4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3cm" svg:y="2.358cm">
          <text:p text:style-name="P15"><text:span text:style-name="T4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3cm" svg:y="2.558cm">
          <text:p text:style-name="P15"><text:span text:style-name="T4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3cm" svg:y="3.945cm">
          <text:p text:style-name="P15"><text:span text:style-name="T4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3cm" svg:y="3.745cm">
          <text:p text:style-name="P15"><text:span text:style-name="T4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3cm" svg:y="3.945cm">
          <text:p text:style-name="P15"><text:span text:style-name="T4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Num</text:span></text:p>
          <draw:enhanced-geometry svg:viewBox="0 0 21600 21600" draw:type="rectangle" draw:enhanced-path="M 0 0 L 21600 0 21600 21600 0 21600 0 0 Z N"/>
        </draw:custom-shape>
        <draw:custom-shape draw:style-name="gr1" draw:text-style-name="P27" draw:layer="layout" svg:width="1.214cm" svg:height="1.249cm" svg:x="7.329cm" svg:y="5.913cm">
          <text:p text:style-name="P26"><text:span text:style-name="T17">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8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78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0" draw:layer="layout" svg:width="1.214cm" svg:height="1.249cm" svg:x="1.27cm" svg:y="1.571cm">
          <text:p text:style-name="P29"><text:span text:style-name="T18">Wh</text:span></text:p>
          <text:p text:style-name="P29"><text:span text:style-name="T18">←</text:span></text:p>
          <draw:enhanced-geometry svg:viewBox="0 0 21600 21600" draw:type="rectangle" draw:enhanced-path="M 0 0 L 21600 0 21600 21600 0 21600 0 0 Z N"/>
        </draw:custom-shape>
        <draw:custom-shape draw:style-name="gr9" draw:text-style-name="P32" draw:layer="layout" svg:width="1.214cm" svg:height="1.25cm" svg:x="5.38cm" svg:y="1.17cm">
          <text:p text:style-name="P31"><text:span text:style-name="T19">Wh</text:span></text:p>
          <text:p text:style-name="P31"><text:span text:style-name="T19">→</text:span></text:p>
          <draw:enhanced-geometry svg:viewBox="0 0 21600 21600" draw:type="rectangle" draw:enhanced-path="M 0 0 L 21600 0 21600 21600 0 21600 0 0 Z N"/>
        </draw:custom-shape>
        <draw:custom-shape draw:style-name="gr10" draw:text-style-name="P32" draw:layer="layout" svg:width="1.215cm" svg:height="1.25cm" svg:x="4.01cm" svg:y="0.97cm">
          <text:p text:style-name="P31"><text:span text:style-name="T19">Wh</text:span></text:p>
          <text:p text:style-name="P31"><text:span text:style-name="T19">↓</text:span></text:p>
          <draw:enhanced-geometry svg:viewBox="0 0 21600 21600" draw:type="rectangle" draw:enhanced-path="M 0 0 L 21600 0 21600 21600 0 21600 0 0 Z N"/>
        </draw:custom-shape>
        <draw:custom-shape draw:style-name="gr11" draw:text-style-name="P32" draw:layer="layout" svg:width="1.215cm" svg:height="1.25cm" svg:x="2.64cm" svg:y="1.17cm">
          <text:p text:style-name="P31"><text:span text:style-name="T20">Wh </text:span><text:span text:style-name="T19">↑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1.214cm" svg:height="1.25cm" svg:x="5.38cm" svg:y="2.558cm">
          <text:p text:style-name="P33"><text:span text:style-name="T4">→</text:span></text:p>
          <draw:enhanced-geometry svg:viewBox="0 0 21600 21600" draw:type="rectangle" draw:enhanced-path="M 0 0 L 21600 0 21600 21600 0 21600 0 0 Z N"/>
        </draw:custom-shape>
        <draw:custom-shape draw:style-name="gr13" draw:text-style-name="P34" draw:layer="layout" svg:width="1.215cm" svg:height="1.25cm" svg:x="4.01cm" svg:y="2.358cm">
          <text:p text:style-name="P33"><text:span text:style-name="T4">↓</text:span></text:p>
          <draw:enhanced-geometry svg:viewBox="0 0 21600 21600" draw:type="rectangle" draw:enhanced-path="M 0 0 L 21600 0 21600 21600 0 21600 0 0 Z N"/>
        </draw:custom-shape>
        <draw:custom-shape draw:style-name="gr14" draw:text-style-name="P34" draw:layer="layout" svg:width="1.215cm" svg:height="1.25cm" svg:x="2.64cm" svg:y="2.558cm">
          <text:p text:style-name="P33"><text:span text:style-name="T4">↑</text:span></text:p>
          <draw:enhanced-geometry svg:viewBox="0 0 21600 21600" draw:type="rectangle" draw:enhanced-path="M 0 0 L 21600 0 21600 21600 0 21600 0 0 Z N"/>
        </draw:custom-shape>
        <draw:custom-shape draw:style-name="gr15" draw:text-style-name="P36" draw:layer="layout" svg:width="1.214cm" svg:height="1.249cm" svg:x="1.27cm" svg:y="2.959cm">
          <text:p text:style-name="P35"><text:span text:style-name="T21">←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3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3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3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7" draw:layer="layout" svg:width="1.219cm" svg:height="1.25cm" svg:x="11.513cm" svg:y="2.558cm">
          <text:p text:style-name="P26"><text:span text:style-name="T17">acl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7" draw:layer="layout" svg:width="1.219cm" svg:height="1.25cm" svg:x="12.883cm" svg:y="2.358cm">
          <text:p text:style-name="P26"><text:span text:style-name="T17">acl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7" draw:layer="layout" svg:width="1.219cm" svg:height="1.25cm" svg:x="14.253cm" svg:y="2.558cm">
          <text:p text:style-name="P26"><text:span text:style-name="T17">acl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3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3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3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7" draw:layer="layout" svg:width="1.218cm" svg:height="1.249cm" svg:x="9.525cm" svg:y="5.913cm">
          <text:p text:style-name="P26"><text:span text:style-name="T17">bt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8" draw:layer="layout" svg:width="1.219cm" svg:height="1.25cm" svg:x="10.878cm" svg:y="5.713cm">
          <text:p text:style-name="P37"><text:span text:style-name="T22">btn2</text:span></text:p>
          <draw:enhanced-geometry svg:viewBox="0 0 21600 21600" draw:mirror-horizontal="true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7" draw:layer="layout" svg:width="1.219cm" svg:height="1.25cm" svg:x="11.513cm" svg:y="1.17cm">
          <text:p text:style-name="P26"><text:span text:style-name="T17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40" draw:layer="layout" svg:width="1.219cm" svg:height="1.25cm" svg:x="12.883cm" svg:y="0.97cm">
          <text:p text:style-name="P39"><text:span text:style-name="T17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40" draw:layer="layout" svg:width="1.219cm" svg:height="1.25cm" svg:x="14.253cm" svg:y="1.17cm">
          <text:p text:style-name="P39"><text:span text:style-name="T17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7" draw:layer="layout" svg:width="1.218cm" svg:height="1.249cm" svg:x="15.64cm" svg:y="1.571cm">
          <text:p text:style-name="P26"><text:span text:style-name="T17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34" draw:layer="layout" svg:width="1.219cm" svg:height="1.25cm" svg:x="11.513cm" svg:y="2.558cm">
          <text:p text:style-name="P33"><text:span text:style-name="T21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34" draw:layer="layout" svg:width="1.219cm" svg:height="1.25cm" svg:x="12.883cm" svg:y="2.358cm">
          <text:p text:style-name="P33"><text:span text:style-name="T4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34" draw:layer="layout" svg:width="1.219cm" svg:height="1.25cm" svg:x="14.253cm" svg:y="2.558cm">
          <text:p text:style-name="P33"><text:span text:style-name="T4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34" draw:layer="layout" svg:width="1.218cm" svg:height="1.249cm" svg:x="15.64cm" svg:y="2.959cm">
          <text:p text:style-name="P33"><text:span text:style-name="T4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6" draw:layer="layout" svg:width="1.219cm" svg:height="1.25cm" svg:x="11.513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7" draw:layer="layout" svg:width="1.219cm" svg:height="1.25cm" svg:x="12.883cm" svg:y="3.745cm">
          <text:p text:style-name="P26"><text:span text:style-name="T17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7" draw:layer="layout" svg:width="1.219cm" svg:height="1.25cm" svg:x="14.253cm" svg:y="3.945cm">
          <text:p text:style-name="P26"><text:span text:style-name="T17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Arrows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41" draw:layer="layout" svg:width="1.219cm" svg:height="1.25cm" svg:x="10.878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6" draw:style-name="dp1" draw:master-page-name="Default">
        <draw:custom-shape draw:style-name="gr1" draw:text-style-name="P43" draw:layer="layout" svg:width="1.214cm" svg:height="1.249cm" svg:x="6.75cm" svg:y="1.371cm">
          <text:p text:style-name="P42"><text:span text:style-name="T23">pr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5" draw:layer="layout" svg:width="1.214cm" svg:height="1.249cm" svg:x="6.75cm" svg:y="2.759cm">
          <text:p text:style-name="P44"><text:span text:style-name="T24">s(p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3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3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3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2" draw:layer="layout" svg:width="1.218cm" svg:height="1.249cm" svg:x="15.64cm" svg:y="1.571cm">
          <text:p text:style-name="P21"><text:span text:style-name="T11">Vol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3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3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3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2" draw:layer="layout" svg:width="1.218cm" svg:height="1.249cm" svg:x="15.64cm" svg:y="2.959cm">
          <text:p text:style-name="P21"><text:span text:style-name="T11">Vol 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3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3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3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2" draw:layer="layout" svg:width="1.218cm" svg:height="1.249cm" svg:x="15.64cm" svg:y="4.346cm">
          <text:p text:style-name="P21"><text:span text:style-name="T11">Mut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Adjust</text:span></text:p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8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5" draw:layer="layout" svg:width="1.219cm" svg:height="1.25cm" svg:x="10.878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7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7" draw:layer="layout" svg:width="1.219cm" svg:height="1.25cm" svg:x="11.513cm" svg:y="1.17cm">
          <text:p text:style-name="P46"><text:span text:style-name="T25">F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7" draw:layer="layout" svg:width="1.219cm" svg:height="1.25cm" svg:x="12.883cm" svg:y="0.97cm">
          <text:p text:style-name="P46"><text:span text:style-name="T25">F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7" draw:layer="layout" svg:width="1.219cm" svg:height="1.25cm" svg:x="14.253cm" svg:y="1.17cm">
          <text:p text:style-name="P46"><text:span text:style-name="T25">F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9" draw:layer="layout" svg:width="1.218cm" svg:height="1.249cm" svg:x="15.64cm" svg:y="1.571cm">
          <text:p text:style-name="P48"><text:span text:style-name="T19">F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7" draw:layer="layout" svg:width="1.219cm" svg:height="1.25cm" svg:x="11.513cm" svg:y="2.558cm">
          <text:p text:style-name="P46"><text:span text:style-name="T25">F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7" draw:layer="layout" svg:width="1.219cm" svg:height="1.25cm" svg:x="12.883cm" svg:y="2.358cm">
          <text:p text:style-name="P46"><text:span text:style-name="T25">F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7" draw:layer="layout" svg:width="1.219cm" svg:height="1.25cm" svg:x="14.253cm" svg:y="2.558cm">
          <text:p text:style-name="P46"><text:span text:style-name="T25">F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50" draw:layer="layout" svg:width="1.218cm" svg:height="1.249cm" svg:x="15.64cm" svg:y="2.959cm">
          <text:p text:style-name="P48"><text:span text:style-name="T19">F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7" draw:layer="layout" svg:width="1.219cm" svg:height="1.25cm" svg:x="11.513cm" svg:y="3.945cm">
          <text:p text:style-name="P46"><text:span text:style-name="T25">F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7" draw:layer="layout" svg:width="1.219cm" svg:height="1.25cm" svg:x="12.883cm" svg:y="3.745cm">
          <text:p text:style-name="P46"><text:span text:style-name="T25">F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7" draw:layer="layout" svg:width="1.219cm" svg:height="1.25cm" svg:x="14.253cm" svg:y="3.945cm">
          <text:p text:style-name="P46"><text:span text:style-name="T25">F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9" draw:layer="layout" svg:width="1.218cm" svg:height="1.249cm" svg:x="15.64cm" svg:y="4.346cm">
          <text:p text:style-name="P48"><text:span text:style-name="T19">F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FN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8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5" draw:layer="layout" svg:width="1.219cm" svg:height="1.25cm" svg:x="10.878cm" svg:y="5.713cm">
          <text:p/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28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3-02-05T14:18:17.003120730</dc:date>
    <meta:editing-duration>P1DT2H3M37S</meta:editing-duration>
    <meta:editing-cycles>65</meta:editing-cycles>
    <meta:generator>LibreOffice/7.4.4.2$Linux_X86_64 LibreOffice_project/40$Build-2</meta:generator>
    <meta:print-date>2023-01-20T22:20:38.005855126</meta:print-date>
    <meta:document-statistic meta:object-count="245"/>
  </office:meta>
</office:document-meta>
</file>